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_35__20_Percent"/>
    </style:style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Purisa" fo:font-size="54pt" style:text-underline-style="dot-dot-dash" style:text-underline-width="auto" style:text-underline-color="font-color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  <style:text-properties style:font-name="Purisa" fo:font-size="54pt" style:text-underline-style="dot-dot-dash" style:text-underline-width="auto" style:text-underline-color="font-color" fo:font-weight="bold" style:font-size-asian="54pt" style:font-weight-asian="bold" style:font-size-complex="54pt" style:font-weight-complex="bold"/>
    </style:style>
    <style:style style:name="T1" style:family="text">
      <style:text-properties style:font-name="Purisa" fo:font-size="54pt" style:text-underline-style="dot-dot-dash" style:text-underline-width="auto" style:text-underline-color="font-color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99cm" svg:height="0.14cm" draw:transform="rotate (-1.5707963267949) translate (3.9cm 2.2cm)" svg:viewBox="0 0 2400 141" svg:d="M0 139c420 0 841 4 1261 0h407l407-139h325">
          <text:p/>
        </draw:path>
        <draw:path draw:style-name="gr1" draw:text-style-name="P1" draw:layer="layout" svg:width="1.816cm" svg:height="2.04cm" draw:transform="skewX (-0.170518667919846) rotate (0.244346095279206) translate (5.09516310407056cm 2.96821382636406cm)" svg:viewBox="0 0 1817 2041" svg:d="M0 12c392-31 783 6 1174 23 316 14 876 271 538 592-299 285-619 613-1085 704-985 194 19 402 259 406l377 127 301 135 54 42">
          <text:p/>
        </draw:path>
        <draw:path draw:style-name="gr1" draw:text-style-name="P1" draw:layer="layout" svg:width="1.943cm" svg:height="2.349cm" draw:transform="skewX (0.213453767518906) rotate (-2.81347075421486) translate (2.78128346367244cm 4.31624582405637cm)" svg:viewBox="0 0 1944 2350" svg:d="M623 2279c230-18 458 104 687 63 231-42 450-297 546-629 82-283 131-641 36-946-106-342-299-624-541-715-222-83-456-65-669 46-236 124-447 406-534 789-65 288-197 596-129 916 76 362 316 343 497 417l156 49z">
          <text:p/>
        </draw:path>
        <draw:path draw:style-name="gr2" draw:text-style-name="P1" draw:layer="layout" svg:width="1.857cm" svg:height="2.086cm" draw:transform="skewX (0.0443313630006559) rotate (0.438252175175776) translate (8.6713017838313cm 2.72146802471189cm)" svg:viewBox="0 0 1858 2087" svg:d="M358 11c361-33 725 8 1082 96 399 98 355 544 25 850-294 271 784 741 234 1020-332 167-790 153-1111-109l-255-226-242-257-91-115">
          <text:p/>
        </draw:path>
        <draw:path draw:style-name="gr3" draw:text-style-name="P1" draw:layer="layout" svg:width="1.61cm" svg:height="1.699cm" draw:transform="rotate (-1.5707963267949) translate (13.9cm 2.07cm)" svg:viewBox="0 0 1611 1700" svg:d="M0 1581c314 13 627 22 944 37 232 11 742 330 658-368-44-363 24-738-29-1103v-147">
          <text:p/>
        </draw:path>
        <draw:path draw:style-name="gr3" draw:text-style-name="P1" draw:layer="layout" svg:width="1.143cm" svg:height="0.148cm" draw:transform="skewX (-0.0642281164733913) rotate (-1.73066848627758) translate (13.7060338928026cm 3.37033492682256cm)" svg:viewBox="0 0 1144 149" svg:d="M0 146c299 22 592-71 888-105l256-41">
          <text:p/>
        </draw:path>
        <draw:path draw:style-name="gr3" draw:text-style-name="P1" draw:layer="layout" svg:width="1.927cm" svg:height="2.199cm" draw:transform="rotate (-3.14159265358979) translate (16.7cm 4.39975615078494cm)" svg:viewBox="0 0 1928 2200" svg:d="M0 2160c438-49 871-30 1303 31 616 86 722-472 553-698-254-339-824-172-1264-286-411-106-790-481-434-793 318-278 797-501 1263-380l316 222">
          <text:p/>
        </draw:path>
        <draw:path draw:style-name="gr3" draw:text-style-name="P1" draw:layer="layout" svg:width="3.319cm" svg:height="2.029cm" draw:transform="rotate (-2.72393536358755) translate (20.9591475674494cm 3.51069506532055cm)" svg:viewBox="0 0 3320 2030" svg:d="M0 1872c424-62 810 140 1227 156 495 18 999-69 1436-314 364-204 741-576 641-1055-96-457-567-765-1019-625-452 141-573 833-112 1031l281 341">
          <text:p/>
        </draw:path>
        <draw:path draw:style-name="gr3" draw:text-style-name="P1" draw:layer="layout" svg:width="2.867cm" svg:height="1.453cm" draw:transform="rotate (0.41870448755344) translate (19.9249966672607cm 3.16396103055936cm)" svg:viewBox="0 0 2868 1454" svg:d="M818 3c452-20 917 59 1304 277 222 125 1358 270 308 569-497 142-1024 75-1488 332l-473 93-469 180">
          <text:p/>
        </draw:path>
        <draw:path draw:style-name="gr3" draw:text-style-name="P1" draw:layer="layout" svg:width="1.644cm" svg:height="2.905cm" draw:transform="skewX (-0.0565486677646163) rotate (3.00057005002865) translate (24.9722904981963cm 4.74848395392268cm)" svg:viewBox="0 0 1645 2906" svg:d="M119 2906c287 2 576-29 850-152 279-124 553-357 654-727 133-489-361-615-601-677-253-66-519-43-774-114-486-136-149-812 93-934 251-127 488-310 788-302 333 10 450 443 384 740-93 418-380 696-632 979-232 259-713 446-615 880 87 385 517 169 777 145l118-48">
          <text:p/>
        </draw:path>
        <draw:path draw:style-name="gr3" draw:text-style-name="P1" draw:layer="layout" svg:width="2.273cm" svg:height="3.098cm" draw:transform="rotate (2.72393536358755) translate (27.138cm 4.9cm)" svg:viewBox="0 0 2274 3099" svg:d="M619 3051c456 166 826-141 1200-316 399-186 634-837 285-1207-364-385-963-167-1195 228-252 428-192 1341 191 1212 447-152-252-811-368-1220-112-395-304-756-460-1135l-192-433-80-180">
          <text:p/>
        </draw:path>
        <draw:path draw:style-name="gr3" draw:text-style-name="P1" draw:layer="layout" svg:width="3.04cm" svg:height="2.268cm" draw:transform="skewX (-0.0813323431429357) rotate (1.30829880729495) translate (25.3000517852466cm 9.48988392155676cm)" svg:viewBox="0 0 3041 2269" svg:d="M0 2269c343-28 688 1 1027-110 341-112 675-245 1009-386 330-140 677-287 902-597 283-391-76-892-408-1094-382-232-868 51-876 551l71 382 232 339 186 271">
          <text:p/>
        </draw:path>
        <draw:path draw:style-name="gr3" draw:text-style-name="P1" draw:layer="layout" svg:width="2.272cm" svg:height="1.894cm" draw:transform="rotate (-2.72393536358755) translate (2.72562689938541cm 8.81345853074948cm)" svg:viewBox="0 0 2273 1895" svg:d="M1399 1552c425 143 918-233 870-693-51-492-500-764-923-842-494-91-1017 195-1262 606-259 436 133 933 478 1163 401 267 940-1 1259-306">
          <text:p/>
        </draw:path>
        <draw:path draw:style-name="gr3" draw:text-style-name="P1" draw:layer="layout" svg:width="1.339cm" svg:height="0.195cm" draw:transform="rotate (-1.8158405537749) translate (3.82814133159458cm 7.84179697642108cm)" svg:viewBox="0 0 1340 196" svg:d="M0 172c414 72 829-35 1226-143l114-29">
          <text:p/>
        </draw:path>
        <draw:path draw:style-name="gr3" draw:text-style-name="P1" draw:layer="layout" svg:width="1.454cm" svg:height="1.953cm" draw:transform="rotate (0.673522558344612) translate (4.91322814369671cm 8.23964540919335cm)" svg:viewBox="0 0 1455 1954" svg:d="M495 0c346 56 1293 88 839 721-267 374-956 11-1282 341-281 284 651 449 975 677l334 215">
          <text:p/>
        </draw:path>
        <draw:path draw:style-name="gr3" draw:text-style-name="P1" draw:layer="layout" svg:width="1.86cm" svg:height="2.024cm" draw:transform="rotate (0.844913890890455) translate (7.9570524956296cm 8.19813267520736cm)" svg:viewBox="0 0 1861 2025" svg:d="M623 26c476-98 1134 83 1226 548 154 777-1261-172-725 907 300 606-728 727-882 255l-115-426-111-482-16-197">
          <text:p/>
        </draw:path>
        <draw:path draw:style-name="gr3" draw:text-style-name="P1" draw:layer="layout" svg:width="1.415cm" svg:height="1.748cm" draw:transform="rotate (-1.6936675061353) translate (13.7551661689864cm 7.41652539001066cm)" svg:viewBox="0 0 1416 1749" svg:d="M0 1669c399-55 836 194 1195 11 513-261-46-813 86-1244l-54-431 39-5">
          <text:p/>
        </draw:path>
        <draw:path draw:style-name="gr3" draw:text-style-name="P1" draw:layer="layout" svg:width="1.618cm" svg:height="0.056cm" draw:transform="rotate (-1.5707963267949) translate (13.0164945217906cm 8.081cm)" svg:viewBox="0 0 1619 57" svg:d="M0 8c410-41 813 82 1224 40h395">
          <text:p/>
        </draw:path>
        <draw:path draw:style-name="gr3" draw:text-style-name="P1" draw:layer="layout" svg:width="1.601cm" svg:height="1.36cm" draw:transform="rotate (-3.02936798268656) translate (16.4497693071151cm 8.77946246710413cm)" svg:viewBox="0 0 1602 1361" svg:d="M0 1230c411-28 832 219 1221 98 847-264-264-618-461-847-652-757 626-384 842-422">
          <text:p/>
        </draw:path>
        <draw:path draw:style-name="gr3" draw:text-style-name="P1" draw:layer="layout" svg:width="2.021cm" svg:height="0.898cm" draw:transform="rotate (-2.66319790561815) translate (19.4083135223042cm 8.28737910638079cm)" svg:viewBox="0 0 2022 899" svg:d="M0 887c423 56 832-101 1247-138 290-26 1319-610 403-749l-402 392 131 253">
          <text:p/>
        </draw:path>
        <draw:path draw:style-name="gr3" draw:text-style-name="P1" draw:layer="layout" svg:width="1.382cm" svg:height="2.008cm" draw:transform="skewX (-0.105592419745657) rotate (-0.176627320301827) translate (19.9018388005374cm 7.38915767959273cm)" svg:viewBox="0 0 1383 2009" svg:d="M0 26c461 23 924-92 1383 35l-302 745-346 754-191 449">
          <text:p/>
        </draw:path>
        <draw:path draw:style-name="gr3" draw:text-style-name="P1" draw:layer="layout" svg:width="1.786cm" svg:height="1.964cm" draw:transform="rotate (-2.6778586713349) translate (24.8734279875862cm 8.52956519456961cm)" svg:viewBox="0 0 1787 1965" svg:d="M0 1506c452-15 1000 487 1325 177 430-412-553-782-530-1325 27-619 799-307 936-17 282 597-579 865-953 759-437-125-1096 539-389 688l370 142 160 35">
          <text:p/>
        </draw:path>
        <draw:path draw:style-name="gr3" draw:text-style-name="P1" draw:layer="layout" svg:width="1.619cm" svg:height="1.63cm" draw:transform="rotate (-2.82149926877403) translate (2.35050611584352cm 14.0847984844555cm)" svg:viewBox="0 0 1620 1631" svg:d="M516 1630c405 15 936-84 1073-601 127-476-162-980-576-1023-378-39-1171 109-985 713l212 487 326 274 350 75">
          <text:p/>
        </draw:path>
        <draw:path draw:style-name="gr3" draw:text-style-name="P1" draw:layer="layout" svg:width="2.306cm" svg:height="0.21cm" draw:transform="rotate (-1.5707963267949) translate (3.60033027128351cm 12.5cm)" svg:viewBox="0 0 2307 211" svg:d="M0 4c375-24 747 57 1119 118 345 57 696 112 1048 79h140">
          <text:p/>
        </draw:path>
        <draw:path draw:style-name="gr3" draw:text-style-name="P1" draw:layer="layout" svg:width="1.714cm" svg:height="2.29cm" draw:transform="rotate (0.659559924328657) translate (5.04291708652645cm 13.4361895501022cm)" svg:viewBox="0 0 1715 2291" svg:d="M798 43c496-197 971 322 912 758-72 530-751 673-1187 628-1228-126 83 216 149 516l313 242 70 104">
          <text:p/>
        </draw:path>
        <draw:path draw:style-name="gr3" draw:text-style-name="P1" draw:layer="layout" svg:width="2.067cm" svg:height="2.512cm" draw:transform="rotate (0.725882435904442) translate (8.61131158714948cm 13.2196968650701cm)" svg:viewBox="0 0 2068 2513" svg:d="M615 38c468-154 847 194 1228 403 613 335-187 400-518 702-334 304 114 953-261 1247-447 348-898-110-982-502l-82-442">
          <text:p/>
        </draw:path>
        <draw:path draw:style-name="gr3" draw:text-style-name="P1" draw:layer="layout" svg:width="1.967cm" svg:height="2.672cm" draw:transform="skewX (0.171565865471043) rotate (2.97159758444555) translate (14.3516491998487cm 14.8651890457638cm)" svg:viewBox="0 0 1968 2673" svg:d="M0 1225c601-2 1189-492 1740-308 579 193-137 889-61 1331 184 1058-461-166-473-370-26-403-339-766-512-1148l-188-380-121-350">
          <text:p/>
        </draw:path>
        <draw:path draw:style-name="gr3" draw:text-style-name="P1" draw:layer="layout" svg:width="1.267cm" svg:height="1.991cm" draw:transform="rotate (-3.14159265358979) translate (17.199756830612cm 14.2995741688367cm)" svg:viewBox="0 0 1268 1992" svg:d="M97 1982c439 35 1184 18 1171-553-18-764-827-127-1171-592-394-535 511-1045 962-750">
          <text:p/>
        </draw:path>
        <draw:path draw:style-name="gr3" draw:text-style-name="P1" draw:layer="layout" svg:width="2.121cm" svg:height="1.715cm" draw:transform="rotate (-2.82062660414804) translate (20.2951505118935cm 13.9036439957404cm)" svg:viewBox="0 0 2122 1716" svg:d="M0 1690c492 111 962-154 1374-376 354-191 941-556 685-1062-308-608-947 24-973 426l112 287">
          <text:p/>
        </draw:path>
        <draw:path draw:style-name="gr3" draw:text-style-name="P1" draw:layer="layout" svg:width="1.325cm" svg:height="1.856cm" draw:transform="rotate (-0.111875605052837) translate (20.5233749302424cm 12.3939356290774cm)" svg:viewBox="0 0 1326 1857" svg:d="M0 209c406 75 865-386 1178-132 509 414-446 833-526 1331l-109 449">
          <text:p/>
        </draw:path>
        <draw:path draw:style-name="gr3" draw:text-style-name="P1" draw:layer="layout" svg:width="1.771cm" svg:height="1.921cm" draw:transform="rotate (-3.14159265358979) translate (24.2995310280236cm 14.2000457689841cm)" svg:viewBox="0 0 1772 1922" svg:d="M522 1921c450 11 1090-48 1224-474 183-585-639-495-1027-553-412-61-1201-763-316-868 263-31 1182-132 751 474-300 421-857 591-1106 1066l395 276h118z">
          <text:p/>
        </draw:path>
        <draw:path draw:style-name="gr3" draw:text-style-name="P1" draw:layer="layout" svg:width="1.699cm" svg:height="2.099cm" draw:transform="rotate (-3.14159265358979) translate (27cm 14.3cm)" svg:viewBox="0 0 1700 2100" svg:d="M0 2083c440 83 833-159 1236-269 519-143 696-947 41-1081-488-100-994 172-1195 578-61 125-43 1418 0 386 17-397 1-796 0-1196l-40-386v-115">
          <text:p/>
        </draw:path>
        <draw:frame draw:style-name="gr4" draw:text-style-name="P3" draw:layer="layout" svg:width="20.9cm" svg:height="3.9cm" svg:x="3.6cm" svg:y="17cm">
          <draw:text-box>
            <text:p text:style-name="P2"><text:span text:style-name="T1">D</text:span><text:span text:style-name="T1">i</text:span><text:span text:style-name="T1">g</text:span><text:span text:style-name="T1">i</text:span><text:span text:style-name="T1">t </text:span><text:span text:style-name="T1">R</text:span><text:span text:style-name="T1">e</text:span><text:span text:style-name="T1">c</text:span><text:span text:style-name="T1">o</text:span><text:span text:style-name="T1">c</text:span><text:span text:style-name="T1">g</text:span><text:span text:style-name="T1">n</text:span><text:span text:style-name="T1">i</text:span><text:span text:style-name="T1">z</text:span><text:span text:style-name="T1">e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3:30:42.586757095</meta:creation-date>
    <dc:date>2020-04-07T13:56:53.775270960</dc:date>
    <meta:editing-duration>PT4M19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